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list-style-name="L1">
      <style:text-properties officeooo:rsid="001d2abf" officeooo:paragraph-rsid="001d2abf"/>
    </style:style>
    <style:style style:name="P2" style:family="paragraph" style:parent-style-name="Text_20_body" style:list-style-name="L1">
      <style:text-properties officeooo:paragraph-rsid="001d2abf"/>
    </style:style>
    <style:style style:name="P3" style:family="paragraph" style:parent-style-name="Text_20_body" style:list-style-name="L1">
      <style:text-properties officeooo:paragraph-rsid="00384d4e"/>
    </style:style>
    <style:style style:name="P4" style:family="paragraph" style:parent-style-name="Text_20_body" style:list-style-name="L1">
      <style:text-properties officeooo:rsid="001f6e49" officeooo:paragraph-rsid="001f6e49"/>
    </style:style>
    <style:style style:name="P5" style:family="paragraph" style:parent-style-name="Text_20_body" style:list-style-name="L2">
      <style:text-properties officeooo:paragraph-rsid="0034cbe8"/>
    </style:style>
    <style:style style:name="P6" style:family="paragraph" style:parent-style-name="Text_20_body" style:list-style-name="L2">
      <style:text-properties fo:font-weight="normal" officeooo:rsid="002f5996" officeooo:paragraph-rsid="002f5996" style:font-weight-asian="normal" style:font-weight-complex="normal"/>
    </style:style>
    <style:style style:name="P7" style:family="paragraph" style:parent-style-name="Text_20_body" style:list-style-name="L2">
      <style:text-properties fo:font-weight="normal" officeooo:rsid="00312606" officeooo:paragraph-rsid="00312606" style:font-weight-asian="normal" style:font-weight-complex="normal"/>
    </style:style>
    <style:style style:name="P8" style:family="paragraph" style:parent-style-name="Text_20_body">
      <style:text-properties officeooo:paragraph-rsid="0034cbe8"/>
    </style:style>
    <style:style style:name="P9" style:family="paragraph" style:parent-style-name="Heading_20_1">
      <style:paragraph-properties fo:text-align="end" style:justify-single-word="false"/>
      <style:text-properties fo:font-size="18pt" style:font-size-asian="18pt" style:font-size-complex="18pt"/>
    </style:style>
    <style:style style:name="T1" style:family="text">
      <style:text-properties officeooo:rsid="001d2abf"/>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d2abf" style:font-weight-asian="bold" style:font-weight-complex="bold"/>
    </style:style>
    <style:style style:name="T5" style:family="text">
      <style:text-properties fo:font-weight="bold" officeooo:rsid="002987af" style:font-weight-asian="bold" style:font-weight-complex="bold"/>
    </style:style>
    <style:style style:name="T6" style:family="text">
      <style:text-properties fo:font-weight="bold" officeooo:rsid="003317d5" style:font-weight-asian="bold" style:font-weight-complex="bold"/>
    </style:style>
    <style:style style:name="T7" style:family="text">
      <style:text-properties fo:font-weight="bold" officeooo:rsid="0027bfb3"/>
    </style:style>
    <style:style style:name="T8" style:family="text">
      <style:text-properties officeooo:rsid="001f6e49"/>
    </style:style>
    <style:style style:name="T9" style:family="text">
      <style:text-properties officeooo:rsid="0020f1e8"/>
    </style:style>
    <style:style style:name="T10" style:family="text">
      <style:text-properties officeooo:rsid="0027bfb3"/>
    </style:style>
    <style:style style:name="T11" style:family="text">
      <style:text-properties fo:font-weight="normal" officeooo:rsid="003317d5" style:font-weight-asian="normal" style:font-weight-complex="normal"/>
    </style:style>
    <style:style style:name="T12" style:family="text">
      <style:text-properties fo:font-weight="normal" officeooo:rsid="0034cbe8" style:font-weight-asian="normal" style:font-weight-complex="normal"/>
    </style:style>
    <style:style style:name="T13" style:family="text">
      <style:text-properties fo:font-style="italic" style:font-style-asian="italic" style:font-style-complex="italic"/>
    </style:style>
    <style:style style:name="T14" style:family="text">
      <style:text-properties officeooo:rsid="00312606"/>
    </style:style>
    <style:style style:name="T15" style:family="text">
      <style:text-properties officeooo:rsid="003370b5"/>
    </style:style>
    <style:style style:name="T16" style:family="text">
      <style:text-properties officeooo:rsid="0034cbe8"/>
    </style:style>
    <style:style style:name="T17" style:family="text">
      <style:text-properties officeooo:rsid="003655a6"/>
    </style:style>
    <style:style style:name="T18" style:family="text">
      <style:text-properties officeooo:rsid="003776d6"/>
    </style:style>
    <style:style style:name="T19" style:family="text">
      <style:text-properties fo:font-style="normal" officeooo:rsid="001d2abf" style:font-style-asian="normal" style:font-style-complex="normal"/>
    </style:style>
    <style:style style:name="T20" style:family="text">
      <style:text-properties fo:font-style="normal" officeooo:rsid="00384d4e"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span text:style-name="T3">Attacken </text:span><text:span text:style-name="T5">und Schlussfolgerungen...</text:span></text:h>
      <text:h text:style-name="Heading_20_3" text:outline-level="3">Beast <text:span text:style-name="T1">(</text:span>Browser Exploit Against SSL/TLS)<text:span text:style-name="T1">: </text:span></text:h>
      <text:list xml:id="list7771621730670994023" text:style-name="L1">
        <text:list-item>
          <text:p text:style-name="P2"><text:span text:style-name="T1">Chosen-plaintext Attacke unter Ausnutzung von Schwächen des </text:span>Cipher Block Chaining (CBC) <text:span text:style-name="T8">im Zusammenhang des IVs.</text:span></text:p>
        </text:list-item>
        <text:list-item>
          <text:p text:style-name="P2"><text:span text:style-name="T1">‘Man-in-the-Middle”-Angriff mit dem Ziel das Authentifizierungs-Token zu erhalten.</text:span></text:p>
        </text:list-item>
        <text:list-item>
          <text:p text:style-name="P1">Da im CBC-Modus der Ciphertext-Block des vorhergehenden Blocks als IV genutzt wird kann der Angreifer den IV sehen, der für den session-cookie benutzt wird (die Lage des Cookies ist vorhersehbar). Wenn nun der Angreifer selbst einen Klartext wählen kann (versendet im Namen des Opfers), so kann daraus der session-cookie erraten werden (und überprüft werden, ob der cipher übereinstimmt).</text:p>
        </text:list-item>
        <text:list-item>
          <text:p text:style-name="P2"><text:span text:style-name="T1">Da nur der ganze Block geraten werden kann, ist dies aber sehr aufwändig. Daher wird versucht, den session-cookie über mehrere Blöcke zu verteilen. Dies wird durch die Kontrolle der Block-</text:span>Begrenzung<text:span text:style-name="T1"> (block-boundaries) möglich, nun muss nur noch ein byte pro Block geraten werden. Nach erraten des ersten Bytes wird Block-Begrenzung um ein byte erhöht, usw. Dies wird fortgeführt bis der gesamte Cookie erraten wurde. Wenn der Zufallswert base64 kodiert ist, braucht der Angreifer also nur 32 Runden pro Zeichen. </text:span></text:p>
        </text:list-item>
        <text:list-item>
          <text:p text:style-name="P4"><text:span text:style-name="T4">G</text:span><text:span text:style-name="T3">egenmaßnahmen</text:span>: <text:span text:style-name="T9">TLS1.1 hat das Problem entschärft, in dem der impliziter IV durch einen expliziten IV ersetzt wurde. Wegen Client-Kompatibilität sind aber weder TLS1.1 oder 1.2 <text:s/>weit verbreitet. Zumindest als Fallback wird zumeist noch TLS1.0 und SSL3.0 unterstützt. Die Browser haben daher einen workarround implementiert (In dem initial leere Fragmente in die Nachricht eingesetzt werden, wird der IV besser randomisiert, der Suchraum ist dadurch wieder erhöht). Es sollte also zum einen darauf geachtet werden, dass nur gepatchte Browser und möglichst TLS 1.1, besser 1.2 benutzt werden, sowie Cross-Origin-Requests deaktiviert werden (GoogleChrome 16 oder neuer, Microsoft mit MS12-006, Firefox 10 oder neuer, OpenSSL 1.0.0e oder neuer). </text:span></text:p>
        </text:list-item>
      </text:list>
      <text:h text:style-name="Heading_20_3" text:outline-level="3"><text:span text:style-name="T9">C</text:span>rime <text:span text:style-name="T10">(</text:span><text:span text:style-name="T2">Compression Ratio Info-leak Made Easy</text:span><text:span text:style-name="T7">):</text:span></text:h>
      <text:list xml:id="list4702006315480204112" text:style-name="L2">
        <text:list-item>
          <text:p text:style-name="P6">Side-Channel Attacke um session-tokens oder andere secrets aus HTTP-Requests zu extrahieren. Möglich wenn SSL/TLS Data-Compressions (Deflate oder gzip) benutzt. </text:p>
        </text:list-item>
        <text:list-item>
          <text:p text:style-name="P6"><text:span text:style-name="T13">Deflate</text:span> scant den Input und sucht nach <text:span text:style-name="T14">w</text:span>iederholten <text:span text:style-name="T14">S</text:span>trings, welche dann mit Back-References (Distance, Length) auf das letzte Vorkommen ersetzt werden. </text:p>
        </text:list-item>
        <text:list-item>
          <text:p text:style-name="P7">Beim Angriff wird der HTTP-Request so umgewandelt, dass der Präfix der gewünschten Information (zB secretcookie=) in den Header geschrieben wird. Nach der Compression wird die Länge also kleiner sein, als wenn der eingesetzte String nicht einem anderen String im Request ensprechen würde. Die Idee ist also, den Input zu verändern und die Länge der komprimierten Daten zu messen und zu vergleichen. So kann, ähnlich wie bei BEAST, Zeichen nach Zeichen verglichen werden, ob die Länge des Requests sinkt und damit ein neues Zeichen mit dem gewünschten übereinstimmt. <text:span text:style-name="T15">Damit lässt sich nach mehreren Versuchen das komplette Geheimnis herausfinden.</text:span></text:p>
        </text:list-item>
        <text:list-item>
          <text:p text:style-name="P5"><text:span text:style-name="T6">Gegenmaßnahmen</text:span><text:span text:style-name="T11">: </text:span><text:span text:style-name="T12">TLS-Compression ausschalten. Folgende Browser haben TLS-Compression per default deaktiviert: </text:span>alle IE Versionen (da keine IE-Version SSL/TLS compression unterstützt), Chrome 21.0.1180.89 und neuer, FF 51.0.1 und neuer, Opera 21.01 und neuer, Safari 5.1.7 und neuer. <text:span text:style-name="T16">Bei </text:span>Apache 2.2.x mit mod_SSL, <text:span text:style-name="T16">muss SSLCompression explizit ausgeschaltet werden (</text:span>2.2.24 unterstützt SSLCompressionFlag, on <text:soft-page-break/>by default, ausstellen!), <text:span text:style-name="T16">bei </text:span>Apache mit mod_gnutls unbedingt mit "!COMP-Deflate" TLS-Compression deaktivieren, MS IIS <text:span text:style-name="T17">geht gut</text:span> (da auch hier kein TLS-Compression unterstützt wird).</text:p>
        </text:list-item>
      </text:list>
      <text:p text:style-name="P8"/>
      <text:h text:style-name="Heading_20_3" text:outline-level="3">TIME <text:span text:style-name="T18">(</text:span><text:span text:style-name="Emphasis">Timing Info</text:span>-<text:span text:style-name="Emphasis">leak Made Easy</text:span><text:span text:style-name="Emphasis"><text:span text:style-name="T18">)</text:span></text:span></text:h>
      <text:list xml:id="list144645874668374" text:continue-list="list7771621730670994023" text:style-name="L1">
        <text:list-item>
          <text:p text:style-name="P3"><text:span text:style-name="Emphasis"><text:span text:style-name="T19">Chosen-plaintext Attacke </text:span></text:span><text:span text:style-name="Emphasis"><text:span text:style-name="T20">auf HTTP-Responses. </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del </meta:initial-creator>
    <meta:creation-date>2013-09-20T11:42:32.409984225</meta:creation-date>
    <dc:date>2013-09-20T14:46:44.425593080</dc:date>
    <dc:creator>wedel </dc:creator>
    <meta:editing-duration>PT2H47M48S</meta:editing-duration>
    <meta:editing-cycles>29</meta:editing-cycles>
    <meta:generator>LibreOffice/4.1.1.2$Linux_X86_64 LibreOffice_project/410$Build-2</meta:generator>
    <meta:document-statistic meta:table-count="0" meta:image-count="0" meta:object-count="0" meta:page-count="2" meta:paragraph-count="14" meta:word-count="505" meta:character-count="3588" meta:non-whitespace-character-count="3100"/>
  </office:meta>
</office:document-meta>
</file>